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20pt" officeooo:rsid="000d12aa" officeooo:paragraph-rsid="000d12aa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6pt" officeooo:rsid="000d12aa" officeooo:paragraph-rsid="000d12a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officeooo:rsid="000d12aa" officeooo:paragraph-rsid="000d12aa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0e6ef2"/>
    </style:style>
    <style:style style:name="P5" style:family="paragraph" style:parent-style-name="Standard">
      <style:paragraph-properties fo:text-align="start" style:justify-single-word="false"/>
      <style:text-properties officeooo:rsid="000fa6a6" officeooo:paragraph-rsid="000fa6a6"/>
    </style:style>
    <style:style style:name="P6" style:family="paragraph" style:parent-style-name="Standard">
      <style:paragraph-properties fo:text-align="start" style:justify-single-word="false"/>
      <style:text-properties fo:font-size="12pt" officeooo:paragraph-rsid="000e6ef2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06e53" officeooo:paragraph-rsid="00106e53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06e53" officeooo:paragraph-rsid="00109030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fa6a6" officeooo:paragraph-rsid="000fa6a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rsid="00106e53" officeooo:paragraph-rsid="00106e53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6pt" style:font-size-asian="14pt" style:font-size-complex="16pt"/>
    </style:style>
    <style:style style:name="T3" style:family="text">
      <style:text-properties fo:color="#000000" loext:opacity="100%" fo:font-size="16pt" officeooo:rsid="000e6ef2" style:font-size-asian="14pt" style:font-size-complex="16pt"/>
    </style:style>
    <style:style style:name="T4" style:family="text">
      <style:text-properties fo:color="#000000" loext:opacity="100%" fo:font-size="16pt" officeooo:rsid="00109030" style:font-size-asian="14pt" style:font-size-complex="16pt"/>
    </style:style>
    <style:style style:name="T5" style:family="text">
      <style:text-properties fo:color="#000000" loext:opacity="100%" officeooo:rsid="000d12aa"/>
    </style:style>
    <style:style style:name="T6" style:family="text">
      <style:text-properties fo:color="#000000" loext:opacity="100%" officeooo:rsid="000e6ef2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000000" loext:opacity="100%" officeooo:rsid="00109030"/>
    </style:style>
    <style:style style:name="T9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éra sony snc ep521</text:p>
      <text:p text:style-name="P1"/>
      <text:p text:style-name="P2">Connexion à la caméra :</text:p>
      <text:p text:style-name="P2"><text:tab/><text:span text:style-name="T9">compte administrateur :</text:span></text:p>
      <text:p text:style-name="P3"><text:tab/><text:tab/>- ( identifiant ) admin</text:p>
      <text:p text:style-name="P3"><text:tab/><text:tab/>- ( mot de passe ) admin</text:p>
      <text:p text:style-name="P3"/>
      <text:p text:style-name="P6"><text:span text:style-name="T5"><text:tab/>compte </text:span><text:span text:style-name="T6">utilisateur</text:span><text:span text:style-name="T5">:</text:span></text:p>
      <text:p text:style-name="P6"><text:span text:style-name="T5"><text:tab/><text:tab/>- ( identifiant ) </text:span><text:span text:style-name="T6">portail</text:span></text:p>
      <text:p text:style-name="P6"><text:span text:style-name="T5"><text:tab/><text:tab/>- ( mot de passe ) </text:span><text:span text:style-name="T6">portail</text:span></text:p>
      <text:p text:style-name="P4"><text:span text:style-name="T3"/></text:p>
      <text:p text:style-name="P4"><text:span text:style-name="T3"/></text:p>
      <text:p text:style-name="P5"><text:span text:style-name="T3">C</text:span><text:span text:style-name="T2">onfiguration du client FTP :</text:span></text:p>
      <text:p text:style-name="P5"><text:span text:style-name="T2"/></text:p>
      <text:p text:style-name="P5"><text:span text:style-name="T2">1/ activé la fonction client FTP</text:span></text:p>
      <text:p text:style-name="P5"><text:span text:style-name="T2"><text:tab/></text:span><text:span text:style-name="T7">configuration du Nom du serveur FTP : 172.20.233.108</text:span></text:p>
      <text:p text:style-name="P9"><text:span text:style-name="T1"><text:tab/>Nom d’utilisateur : pi</text:span></text:p>
      <text:p text:style-name="P9"><text:span text:style-name="T1"><text:tab/>Mot de passe : 1234Portail</text:span></text:p>
      <text:p text:style-name="P9"><text:span text:style-name="T1"><text:tab/>Mode passif : Désactivé</text:span></text:p>
      <text:p text:style-name="P5"><text:span text:style-name="T2"/></text:p>
      <text:p text:style-name="P10"><text:span text:style-name="T2">2/ Envoi périodique :</text:span></text:p>
      <text:p text:style-name="P10"><text:span text:style-name="T2"><text:tab/></text:span><text:span text:style-name="T7">Chemin d’accès distant : /ftp</text:span></text:p>
      <text:p text:style-name="P7"><text:span text:style-name="T1"><text:tab/>Nom du fichier d’image : cap</text:span></text:p>
      <text:p text:style-name="P8"><text:span text:style-name="T1"><text:tab/>Suffixe : Aucun</text:span></text:p>
      <text:p text:style-name="P8"><text:span text:style-name="T1"><text:tab/></text:span><text:span text:style-name="T8">Mode périodique activer : Intervalle 01s </text:span></text:p>
      <text:p text:style-name="P8"><text:span text:style-name="T8"><text:tab/>Période de validité : Toujours </text:span></text:p>
      <text:p text:style-name="P8"><text:span text:style-name="T8"><text:tab/></text:span><text:span text:style-name="T1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5T11:11:19.942000000</meta:creation-date>
    <dc:date>2022-03-25T11:39:25.242000000</dc:date>
    <meta:editing-duration>PT27M41S</meta:editing-duration>
    <meta:editing-cycles>6</meta:editing-cycles>
    <meta:generator>LibreOffice/7.0.2.2$Windows_X86_64 LibreOffice_project/8349ace3c3162073abd90d81fd06dcfb6b36b994</meta:generator>
    <meta:document-statistic meta:table-count="0" meta:image-count="0" meta:object-count="0" meta:page-count="1" meta:paragraph-count="21" meta:word-count="99" meta:character-count="554" meta:non-whitespace-character-count="452"/>
  </office:meta>
</office:document-meta>
</file>